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Contents_20_1">
      <style:paragraph-properties>
        <style:tab-stops>
          <style:tab-stop style:position="14.661cm" style:type="right" style:leader-style="dotted" style:leader-text="."/>
        </style:tab-stops>
      </style:paragraph-properties>
    </style:style>
    <style:style style:name="P43" style:family="paragraph" style:parent-style-name="Contents_20_2">
      <style:paragraph-properties>
        <style:tab-stops>
          <style:tab-stop style:position="14.661cm" style:type="right" style:leader-style="dotted" style:leader-text="."/>
        </style:tab-stops>
      </style:paragraph-properties>
    </style:style>
    <style:style style:name="P44" style:family="paragraph" style:parent-style-name="Contents_20_3">
      <style:paragraph-properties>
        <style:tab-stops>
          <style:tab-stop style:position="14.661cm" style:type="right" style:leader-style="dotted" style:leader-text="."/>
        </style:tab-stops>
      </style:paragraph-properties>
    </style:style>
    <style:style style:name="P45" style:family="paragraph" style:parent-style-name="Heading_20_2">
      <style:paragraph-properties fo:text-align="justify" style:justify-single-word="false">
        <style:tab-stops>
          <style:tab-stop style:position="0cm"/>
        </style:tab-stops>
      </style:paragraph-properties>
    </style:style>
    <style:style style:name="P46" style:family="paragraph" style:parent-style-name="Heading_20_2">
      <style:paragraph-properties fo:margin-top="0.423cm" fo:margin-bottom="0.106cm" fo:keep-with-next="always">
        <style:tab-stops>
          <style:tab-stop style:position="0cm"/>
        </style:tab-stops>
      </style:paragraph-properties>
    </style:style>
    <style:style style:name="P47" style:family="paragraph" style:parent-style-name="Heading_20_3">
      <style:text-properties fo:font-weight="normal" style:font-weight-asian="normal" style:font-weight-complex="normal"/>
    </style:style>
    <style:style style:name="P48" style:family="paragraph" style:parent-style-name="Heading_20_3">
      <style:paragraph-properties fo:margin-left="0cm" fo:margin-right="0cm" fo:text-indent="0cm" style:auto-text-indent="false"/>
    </style:style>
    <style:style style:name="P49" style:family="paragraph" style:parent-style-name="Heading_20_3">
      <style:paragraph-properties fo:margin-top="0.423cm" fo:margin-bottom="0.106cm" fo:keep-with-next="always">
        <style:tab-stops>
          <style:tab-stop style:position="0cm"/>
        </style:tab-stops>
      </style:paragraph-properties>
    </style:style>
    <style:style style:name="P50" style:family="paragraph" style:parent-style-name="Standard" style:master-page-name="First_20_Page">
      <style:paragraph-properties style:page-number="auto"/>
    </style:style>
    <style:style style:name="P51" style:family="paragraph" style:parent-style-name="Standard" style:master-page-name="LicensePage">
      <style:paragraph-properties style:page-number="auto"/>
    </style:style>
    <style:style style:name="P52" style:family="paragraph" style:parent-style-name="Standard" style:list-style-name="WW8Num2">
      <style:paragraph-properties>
        <style:tab-stops>
          <style:tab-stop style:position="1.27cm"/>
        </style:tab-stops>
      </style:paragraph-properties>
    </style:style>
    <style:style style:name="P53" style:family="paragraph" style:parent-style-name="Standard" style:list-style-name="WW8Num6">
      <style:paragraph-properties>
        <style:tab-stops>
          <style:tab-stop style:position="1.27cm"/>
        </style:tab-stops>
      </style:paragraph-properties>
    </style:style>
    <style:style style:name="P54" style:family="paragraph" style:parent-style-name="Standard" style:list-style-name="WW8Num3">
      <style:paragraph-properties>
        <style:tab-stops>
          <style:tab-stop style:position="1.27cm"/>
        </style:tab-stops>
      </style:paragraph-properties>
    </style:style>
    <style:style style:name="P55" style:family="paragraph" style:parent-style-name="Standard" style:list-style-name="WW8Num4">
      <style:paragraph-properties>
        <style:tab-stops>
          <style:tab-stop style:position="1.27cm"/>
        </style:tab-stops>
      </style:paragraph-properties>
    </style:style>
    <style:style style:name="P56" style:family="paragraph" style:parent-style-name="Standard" style:list-style-name="WW8Num7">
      <style:paragraph-properties>
        <style:tab-stops>
          <style:tab-stop style:position="1.27cm"/>
        </style:tab-stops>
      </style:paragraph-properties>
    </style:style>
    <style:style style:name="P57" style:family="paragraph" style:parent-style-name="Standard" style:list-style-name="WW8Num5">
      <style:paragraph-properties>
        <style:tab-stops>
          <style:tab-stop style:position="1.27cm"/>
        </style:tab-stops>
      </style:paragraph-properties>
    </style:style>
    <style:style style:name="P58" style:family="paragraph" style:parent-style-name="Standard" style:list-style-name="L1">
      <style:paragraph-properties fo:text-align="justify" style:justify-single-word="false"/>
    </style:style>
    <style:style style:name="P59" style:family="paragraph" style:parent-style-name="Standard" style:list-style-name="L6">
      <style:paragraph-properties fo:text-align="justify" style:justify-single-word="false">
        <style:tab-stops>
          <style:tab-stop style:position="2.037cm"/>
        </style:tab-stops>
      </style:paragraph-properties>
    </style:style>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4"/>
    <style:style style:name="P63" style:family="paragraph" style:parent-style-name="Standard" style:list-style-name="L4">
      <style:text-properties fo:color="#000000" fo:font-size="12pt" fo:font-weight="normal" style:font-size-asian="12pt" style:font-weight-asian="normal" style:font-size-complex="12pt" style:font-weight-complex="normal"/>
    </style:style>
    <style:style style:name="P64" style:family="paragraph" style:parent-style-name="Standard" style:list-style-name="L6">
      <style:paragraph-properties>
        <style:tab-stops>
          <style:tab-stop style:position="2.037cm"/>
        </style:tab-stops>
      </style:paragraph-properties>
    </style:style>
    <style:style style:name="P65" style:family="paragraph" style:parent-style-name="Standard" style:list-style-name="L6">
      <style:paragraph-properties>
        <style:tab-stops>
          <style:tab-stop style:position="2.011cm"/>
        </style:tab-stops>
      </style:paragraph-properties>
    </style:style>
    <style:style style:name="P66" style:family="paragraph" style:parent-style-name="Standard" style:list-style-name="L6">
      <style:paragraph-properties>
        <style:tab-stops>
          <style:tab-stop style:position="2.064cm"/>
        </style:tab-stops>
      </style:paragraph-properties>
    </style:style>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4"/>
    <style:style style:name="P72" style:family="paragraph" style:parent-style-name="Standard" style:list-style-name="L15">
      <style:paragraph-properties>
        <style:tab-stops>
          <style:tab-stop style:position="1.949cm"/>
        </style:tab-stops>
      </style:paragraph-properties>
    </style:style>
    <style:style style:name="P73" style:family="paragraph" style:parent-style-name="Standard" style:list-style-name="L16"/>
    <style:style style:name="P74"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5"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6" style:family="paragraph" style:parent-style-name="Heading_20_1">
      <style:paragraph-properties fo:break-before="page"/>
    </style:style>
    <style:style style:name="P77" style:family="paragraph" style:parent-style-name="Text_20_body" style:list-style-name="L5"/>
    <style:style style:name="P78" style:family="paragraph" style:parent-style-name="Text_20_body" style:list-style-name="L5">
      <style:paragraph-properties>
        <style:tab-stops>
          <style:tab-stop style:position="1.247cm"/>
        </style:tab-stops>
      </style:paragraph-properties>
    </style:style>
    <style:style style:name="P79" style:family="paragraph" style:parent-style-name="Text_20_body" style:list-style-name="L7">
      <style:text-properties style:font-name="Arial" fo:font-size="12pt" style:font-size-asian="12pt" style:font-size-complex="12pt"/>
    </style:style>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5">
      <style:paragraph-properties fo:margin-top="0cm" fo:margin-bottom="0cm">
        <style:tab-stops>
          <style:tab-stop style:position="1.247cm"/>
        </style:tab-stops>
      </style:paragraph-properties>
    </style:style>
    <style:style style:name="P8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51"/>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3">Contenuti</text:p>
          </text:index-title>
          <text:p text:style-name="P42">1 Informazioni generali<text:tab/>5</text:p>
          <text:p text:style-name="P43">1.1 Visione generale<text:tab/>5</text:p>
          <text:p text:style-name="P43">1.2 Contatti<text:tab/>5</text:p>
          <text:p text:style-name="P43">1.3 Organizzazione del manuale<text:tab/>5</text:p>
          <text:p text:style-name="P43">1.4 Acronimi ed abbreviazioni<text:tab/>5</text:p>
          <text:p text:style-name="P43">1.5 Tabella delle icone<text:tab/>6</text:p>
          <text:p text:style-name="P42">2 Primo accesso<text:tab/>9</text:p>
          <text:p text:style-name="P43">2.1 Login<text:tab/>9</text:p>
          <text:p text:style-name="P43">2.2 Pagina Principale<text:tab/>10</text:p>
          <text:p text:style-name="P43">2.3 Gestione dei documenti<text:tab/>10</text:p>
          <text:p text:style-name="P43">2.4 Ricerca dei documenti<text:tab/>13</text:p>
          <text:p text:style-name="P44">2.4.1 Ricerca veloce<text:tab/>14</text:p>
          <text:p text:style-name="P44">2.4.2 Ricerca avanzata<text:tab/>14</text:p>
          <text:p text:style-name="P44">2.4.3 Ricerca per parametri (solo edizione Enterprise)<text:tab/>15</text:p>
          <text:p text:style-name="P44">2.4.4 Ricerca per tag<text:tab/>15</text:p>
          <text:p text:style-name="P43">2.5 Cancellazione di una cartella<text:tab/>16</text:p>
          <text:p text:style-name="P43">2.6 Uscita dal programma<text:tab/>16</text:p>
          <text:p text:style-name="P42">3 Documenti<text:tab/>16</text:p>
          <text:p text:style-name="P43">3.1 Cartelle<text:tab/>17</text:p>
          <text:p text:style-name="P44">3.1.1 Creazione di una cartella<text:tab/>18</text:p>
          <text:p text:style-name="P44">3.1.2 Modificare il nome di una cartella<text:tab/>18</text:p>
          <text:p text:style-name="P44">3.1.3 Impostazione dei permessi<text:tab/>19</text:p>
          <text:p text:style-name="P44">3.1.4 Ricerca nei documenti di una cartella<text:tab/>19</text:p>
          <text:p text:style-name="P44">3.1.5 Esportazione di una cartella in formato .zip<text:tab/>20</text:p>
          <text:p text:style-name="P44">3.1.6 Cancellazione di una cartella<text:tab/>20</text:p>
          <text:p text:style-name="P44">3.1.7 Importazione da archivio zip<text:tab/>21</text:p>
          <text:p text:style-name="P43">3.2 Inserimento di un nuovo documento<text:tab/>21</text:p>
          <text:p text:style-name="P43">3.3 Operazioni sul documento<text:tab/>22</text:p>
          <text:p text:style-name="P44">3.3.1 Inserire un documento in un archivio di esportazione<text:tab/>22</text:p>
          <text:p text:style-name="P44">3.3.2 Scansione di un documento<text:tab/>23</text:p>
          <text:p text:style-name="P44">3.3.3 Menù contestuale<text:tab/>24</text:p>
          <text:p text:style-name="P44">3.3.4 Checkout/Checkin<text:tab/>24</text:p>
          <text:p text:style-name="P44">3.3.5 Modifica di un documento<text:tab/>25</text:p>
          <text:p text:style-name="P44">3.3.6 Incolla come collegamento<text:tab/>25</text:p>
          <text:p text:style-name="P44">3.3.7 Versioni<text:tab/>26</text:p>
          <text:p text:style-name="P44">3.3.8 Documenti simili<text:tab/>27</text:p>
          <text:p text:style-name="P44">3.3.9 Discussioni<text:tab/>27</text:p>
          <text:p text:style-name="P44">3.3.10 Inviare un documento per e-mail<text:tab/>28</text:p>
          <text:p text:style-name="P44">3.3.11 Firma un documento (solo edizione Enterprise)<text:tab/>29</text:p>
          <text:p text:style-name="P44">3.3.12 Convertire un documento in Pdf (solo edizione Enterprise)<text:tab/>30</text:p>
          <text:p text:style-name="P42">4 Dati Personali<text:tab/>31</text:p>
          <text:p text:style-name="P43">4.1 Cambiare la password<text:tab/>31</text:p>
          <text:p text:style-name="P43">4.2 Modifica dei dati anagrafici<text:tab/>31</text:p>
          <text:p text:style-name="P43">4.3 Inviare e ricevere Messaggi<text:tab/>31</text:p>
          <text:p text:style-name="P44"><text:soft-page-break/>4.3.1 Invio di un messaggio<text:tab/>32</text:p>
          <text:p text:style-name="P44">4.3.2 Lettura dei messaggi ricevuti<text:tab/>32</text:p>
          <text:p text:style-name="P42">5 LogicalDOC come Web Folder<text:tab/>33</text:p>
          <text:p text:style-name="P43">5.1 Web Folder su Windows<text:tab/>33</text:p>
          <text:p text:style-name="P43">5.2 Web Folder su Linux<text:tab/>36</text:p>
          <text:p text:style-name="P44">5.2.1 Nautilus<text:tab/>36</text:p>
          <text:p text:style-name="P44">5.2.2 Cadaver<text:tab/>36</text:p>
          <text:p text:style-name="P44">5.2.3 Montare come una cartella locale<text:tab/>37</text:p>
          <text:p text:style-name="P44">5.2.4 Ubuntu<text:tab/>37</text:p>
          <text:p text:style-name="P42">6 Amministrazione<text:tab/>38</text:p>
          <text:p text:style-name="P43">6.1 Manutenzione archivio (solo edizione Enterprise)<text:tab/>38</text:p>
          <text:p text:style-name="P43">6.2 GUI<text:tab/>39</text:p>
          <text:p text:style-name="P43">6.3 Parametri<text:tab/>40</text:p>
          <text:p text:style-name="P43">6.4 Utenti<text:tab/>41</text:p>
          <text:p text:style-name="P44">6.4.1 Creazione di un nuovo utente<text:tab/>41</text:p>
          <text:p text:style-name="P44">6.4.2 Modifica di un utente<text:tab/>43</text:p>
          <text:p text:style-name="P43">6.5 Gruppi<text:tab/>43</text:p>
          <text:p text:style-name="P44">6.5.1 Creazione di un nuovo gruppo<text:tab/>44</text:p>
          <text:p text:style-name="P44">6.5.2 Modifica di un gruppo esistente<text:tab/>44</text:p>
          <text:p text:style-name="P43">6.6 Sicurezza<text:tab/>45</text:p>
          <text:p text:style-name="P43">6.7 LDAP<text:tab/>46</text:p>
          <text:p text:style-name="P43">6.8 Classe documentale<text:tab/>47</text:p>
          <text:p text:style-name="P43">6.9 Caselle di posta<text:tab/>48</text:p>
          <text:p text:style-name="P44">6.9.1 Configurazione delle caselle di posta<text:tab/>48</text:p>
          <text:p text:style-name="P43">6.10 Operazioni Pianificate<text:tab/>49</text:p>
          <text:p text:style-name="P44">6.10.1 Lista delle operazioni pianificate<text:tab/>49</text:p>
          <text:p text:style-name="P44">6.10.2 Pianificazione<text:tab/>50</text:p>
          <text:p text:style-name="P44">6.10.3 Stato di avanzamento e log<text:tab/>51</text:p>
          <text:p text:style-name="P43">6.11 Branding (solo edizione Enterprise)<text:tab/>51</text:p>
          <text:p text:style-name="P43">6.12 Cartelle di importazione (solo edizione Enterprise)<text:tab/>52</text:p>
          <text:p text:style-name="P44">6.12.1 Configurazione delle cartelle remote<text:tab/>53</text:p>
          <text:p text:style-name="P43">6.13 Protocollo (solo edizione Enterprise)<text:tab/>54</text:p>
        </text:index-body>
      </text:table-of-content>
      <text:list xml:id="list36125069" text:style-name="Outline">
        <text:list-header>
          <text:h text:style-name="Heading_20_1" text:outline-level="1" text:is-list-header="true" text:restart-numbering="true" text:start-value="-1"/>
        </text:list-header>
      </text:list>
      <text:p text:style-name="P33"/>
      <text:list xml:id="list36347556"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6325647" text:continue-numbering="true" text:style-name="Outline">
        <text:list-item>
          <text:list>
            <text:list-item>
              <text:h text:style-name="P46"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6102570" text:style-name="WW8Num2">
        <text:list-item>
          <text:p text:style-name="P52">Memorizzazione ed organizzazione dei documenti in cartelle</text:p>
        </text:list-item>
        <text:list-item>
          <text:p text:style-name="P52">Indicizzazione full-text di documenti in formati da ufficio (PDF, Word ....)</text:p>
        </text:list-item>
        <text:list-item>
          <text:p text:style-name="P52">Modifica e Cancellazione di documenti già inseriti</text:p>
        </text:list-item>
        <text:list-item>
          <text:p text:style-name="P52">Cancellazione di cartelle già inserite</text:p>
        </text:list-item>
        <text:list-item>
          <text:p text:style-name="P52">Archiviazione di e-mail da caselle remote</text:p>
        </text:list-item>
        <text:list-item>
          <text:p text:style-name="P52">Gestione di utenti e privilegi di accesso</text:p>
        </text:list-item>
        <text:list-item>
          <text:p text:style-name="P52">Versionamento dei documenti dopo ogni modifica</text:p>
        </text:list-item>
        <text:list-item>
          <text:p text:style-name="P52">Protocollazione</text:p>
        </text:list-item>
        <text:list-item>
          <text:p text:style-name="P52">Importazione ed esportazioni di archivi di documenti</text:p>
        </text:list-item>
        <text:list-item>
          <text:p text:style-name="P52">Forum di discussione riguardanti uno specifico documento</text:p>
        </text:list-item>
        <text:list-item>
          <text:p text:style-name="P52">Sistema di autenticazione con LDAP e Active Directory</text:p>
        </text:list-item>
        <text:list-item>
          <text:p text:style-name="P52">Archiviazione sostitutiva</text:p>
        </text:list-item>
      </text:list>
      <text:p text:style-name="P28"/>
      <text:p text:style-name="Standard">Questo programma, una volta configurato ed installato su un server collegato alla rete, consente l'accesso all'archivio documentale.</text:p>
      <text:list xml:id="list36334952" text:continue-list="list36325647" text:style-name="Outline">
        <text:list-item>
          <text:list>
            <text:list-item>
              <text:h text:style-name="P45"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6353093" text:continue-numbering="true" text:style-name="Outline">
        <text:list-item>
          <text:list>
            <text:list-item>
              <text:h text:style-name="P45"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6349925" text:continue-numbering="true" text:style-name="Outline">
        <text:list-item>
          <text:list>
            <text:list-item>
              <text:h text:style-name="P45"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6341903"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6353890"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0" draw:name="immagini102" text:anchor-type="paragraph" svg:x="0.355cm" svg:y="0.011cm" svg:width="0.58cm" svg:height="0.58cm" draw:z-index="155"><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6"><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7"><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60"><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238"><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62"><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63"><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71"><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6335150"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1" draw:name="immagini103" text:anchor-type="paragraph" svg:width="0.58cm" svg:height="0.58cm" draw:z-index="172"><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73"><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74"><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76"><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83"><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89"><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90"><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92"><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16" text:anchor-type="paragraph" svg:width="0.58cm" svg:height="0.58cm" draw:z-index="193"><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94"><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95"><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97"><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99"><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203"><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210"><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211"><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236"><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237"><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6347686"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1" draw:name="immagini118" text:anchor-type="paragraph" svg:width="0.58cm" svg:height="0.58cm" draw:z-index="95"><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96"><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97"><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98"><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99"><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0"><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1"><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2"><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3"><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4"><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5"><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4"><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08"><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09"><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0"><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1"><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2"><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3"><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5"><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16"><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17"><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18"><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5"><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26"><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54"><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6335619" text:continue-numbering="true" text:style-name="Outline">
        <text:list-item>
          <text:h text:style-name="P76"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6334068" text:continue-numbering="true" text:style-name="Outline">
        <text:list-item>
          <text:list>
            <text:list-item>
              <text:h text:style-name="P46"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4"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6353164" text:continue-numbering="true" text:style-name="Outline">
        <text:list-item>
          <text:list>
            <text:list-item>
              <text:h text:style-name="P46" text:outline-level="2"><draw:frame draw:style-name="fr3" draw:name="Cornice4" text:anchor-type="paragraph" svg:y="1.02cm" svg:width="10.998cm" svg:height="5.35cm" draw:z-index="63"><draw:text-box><text:p text:style-name="P32"><draw:frame draw:style-name="fr15" draw:name="immagini6" text:anchor-type="as-char" svg:width="11cm" svg:height="4.576cm" draw:z-index="196"><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6337022" text:continue-numbering="true" text:style-name="Outline">
        <text:list-item>
          <text:list>
            <text:list-item>
              <text:h text:style-name="P46"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6103102" text:style-name="L1">
        <text:list-item>
          <text:p text:style-name="P58"><draw:frame draw:style-name="fr3" draw:name="Cornice5" text:anchor-type="paragraph" svg:y="1.434cm" svg:width="10.998cm" svg:height="4.703cm" draw:z-index="127"><draw:text-box><text:p text:style-name="P32"><draw:frame draw:style-name="fr16" draw:name="immagini8" text:anchor-type="as-char" svg:y="-2.566cm" svg:width="10.998cm" svg:height="4.105cm" draw:z-index="180"><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6352709" text:continue-numbering="true" text:style-name="L1">
        <text:list-item>
          <text:p text:style-name="P58"><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8"><draw:text-box><text:p text:style-name="P32"><draw:frame draw:style-name="fr16" draw:name="immagini54" text:anchor-type="as-char" svg:y="-2.566cm" svg:width="10.998cm" svg:height="4.105cm" draw:z-index="201"><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6344863" text:continue-numbering="true" text:style-name="L1">
        <text:list-item>
          <text:p text:style-name="P58"><draw:frame draw:style-name="fr3" draw:name="Cornice59" text:anchor-type="paragraph" svg:y="1.409cm" svg:width="10.998cm" svg:height="4.703cm" draw:z-index="129"><draw:text-box><text:p text:style-name="P32"><draw:frame draw:style-name="fr16" draw:name="immagini55" text:anchor-type="as-char" svg:y="-2.566cm" svg:width="10.998cm" svg:height="4.105cm" draw:z-index="206"><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6345936" text:continue-numbering="true" text:style-name="L1">
        <text:list-item>
          <text:p text:style-name="P58"><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7"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6113241" text:style-name="L2">
        <text:list-item>
          <text:p text:style-name="P60"><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60"><text:span text:style-name="T2">Fonte</text:span>: consente di visualizzare diversi campi, tra i quali l'autore, la <text:tab/>fonte, l'oggetto e il destinatario.</text:p>
        </text:list-item>
        <text:list-item>
          <text:p text:style-name="P60"><text:span text:style-name="T2">Classe documentale</text:span>: visualizzare la classe documentale a cui è <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18" draw:name="immagini11" text:anchor-type="as-char" svg:y="-0.942cm" svg:width="11.01cm" svg:height="5.417cm" draw:z-index="114"><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6"><draw:text-box><text:p text:style-name="P32"><draw:frame draw:style-name="fr19" draw:name="immagini12" text:anchor-type="as-char" svg:width="11.986cm" svg:height="5.525cm" draw:z-index="164"><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6337690" text:continue-list="list36337022" text:style-name="Outline">
        <text:list-item>
          <text:list>
            <text:list-item>
              <text:h text:style-name="P46" text:outline-level="2">Ricerca dei documenti</text:h>
            </text:list-item>
          </text:list>
        </text:list-item>
      </text:list>
      <text:p text:style-name="Standard">In LogicalDOC è possibile ricercare un documento in quattro diverse modalità:</text:p>
      <text:list xml:id="list36112562" text:style-name="L3">
        <text:list-item>
          <text:p text:style-name="P61">Ricerca veloce</text:p>
        </text:list-item>
        <text:list-item>
          <text:p text:style-name="P61">Ricerca avanzata</text:p>
        </text:list-item>
        <text:list-item>
          <text:p text:style-name="P61">Ricerca per parametri (solo edizione Enterprise)</text:p>
        </text:list-item>
        <text:list-item>
          <text:p text:style-name="P61"><draw:frame draw:style-name="fr3" draw:name="Cornice9" text:anchor-type="paragraph" svg:y="0.96cm" svg:width="11.998cm" svg:height="7.078cm" draw:z-index="130"><draw:text-box><text:p text:style-name="P32"><draw:frame draw:style-name="fr20" draw:name="immagini14" text:anchor-type="paragraph" svg:width="12.012cm" svg:height="6.634cm" draw:z-index="131"><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6349189" text:continue-list="list36337690"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9"><draw:text-box><text:p text:style-name="P32"><draw:frame draw:style-name="fr21" draw:name="immagini35" text:anchor-type="as-char" svg:width="12.012cm" svg:height="1.921cm" draw:z-index="165"><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6357654"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2"><draw:text-box><text:p text:style-name="P32"><draw:frame draw:style-name="fr20" draw:name="immagini41" text:anchor-type="paragraph" svg:width="10.977cm" svg:height="9.059cm" draw:z-index="13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6341315"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4"><draw:text-box><text:p text:style-name="P32"><draw:frame draw:style-name="fr20" draw:name="immagini42" text:anchor-type="paragraph" svg:width="12.012cm" svg:height="8.991cm" draw:z-index="135"><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6326308"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6330012" text:continue-numbering="true" text:style-name="Outline">
        <text:list-item>
          <text:list>
            <text:list-item>
              <text:h text:style-name="P46" text:outline-level="2"><draw:frame draw:style-name="fr7" draw:name="Cornice56" text:anchor-type="paragraph" svg:y="0.168cm" svg:width="11.998cm" svg:height="6.324cm" draw:z-index="120"><draw:text-box><text:p text:style-name="P32"><draw:frame draw:style-name="fr20" draw:name="immagini43" text:anchor-type="paragraph" svg:width="12.012cm" svg:height="5.833cm" draw:z-index="122"><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6340326"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6339754"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6343284" text:continue-numbering="true" text:style-name="Outline">
        <text:list-item>
          <text:list>
            <text:list-item>
              <text:h text:style-name="Heading_20_2" text:outline-level="2"><text:soft-page-break/>Cartelle</text:h>
            </text:list-item>
          </text:list>
        </text:list-item>
      </text:list>
      <text:p text:style-name="Standard"><draw:frame draw:style-name="fr3" draw:name="Cornice22" text:anchor-type="paragraph" svg:y="1.452cm" svg:width="14.049cm" svg:height="6.433cm" draw:z-index="123"><draw:text-box><text:p text:style-name="P32"><draw:frame draw:style-name="fr21" draw:name="immagini52" text:anchor-type="as-char" svg:width="13.898cm" svg:height="5.9cm" draw:z-index="182"><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8"><draw:text-box><text:p text:style-name="P32"><draw:frame draw:style-name="fr22" draw:name="immagini88" text:anchor-type="as-char" svg:width="4.262cm" svg:height="3.147cm" draw:z-index="200"><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9"><draw:text-box><text:p text:style-name="P32"><draw:frame draw:style-name="fr22" draw:name="immagini91" text:anchor-type="as-char" svg:width="6.832cm" svg:height="0.958cm" draw:z-index="205"><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6327048"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1"><draw:text-box><text:p text:style-name="P32"><draw:frame draw:style-name="fr21" draw:name="immagini96" text:anchor-type="as-char" svg:width="12.102cm" svg:height="3.538cm" draw:z-index="207"><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6344199"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0"><draw:text-box><text:p text:style-name="P32"><draw:frame draw:style-name="fr21" draw:name="immagini94" text:anchor-type="as-char" svg:width="12.143cm" svg:height="3.842cm" draw:z-index="208"><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6352853"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4"><draw:text-box><text:p text:style-name="P32"><draw:frame draw:style-name="fr16" draw:name="immagini57" text:anchor-type="as-char" svg:y="-6.241cm" svg:width="11.116cm" svg:height="6.235cm" draw:z-index="209"><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6115119" text:style-name="WW8Num6">
        <text:list-item>
          <text:p text:style-name="P53">La lettura</text:p>
        </text:list-item>
        <text:list-item>
          <text:p text:style-name="P53">La modifica</text:p>
        </text:list-item>
        <text:list-item>
          <text:p text:style-name="P53">L'inserimento di una nuova cartella</text:p>
        </text:list-item>
        <text:list-item>
          <text:p text:style-name="P53">La gestione della sicurezza</text:p>
        </text:list-item>
        <text:list-item>
          <text:p text:style-name="P53">La possibilità di settare un documento come immutabile</text:p>
        </text:list-item>
        <text:list-item>
          <text:p text:style-name="P53">La cancellazione</text:p>
        </text:list-item>
        <text:list-item>
          <text:p text:style-name="P53">La modifica del nome di una cartella</text:p>
        </text:list-item>
        <text:list-item>
          <text:p text:style-name="P53">L'importazione di documenti</text:p>
        </text:list-item>
        <text:list-item>
          <text:p text:style-name="P53">L'esportazione di documenti</text:p>
          <text:p text:style-name="P74"/>
          <text:p text:style-name="P74">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6332471" text:continue-list="list36352853"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6327331"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2"><draw:text-box><text:p text:style-name="P32"><draw:frame draw:style-name="fr21" draw:name="immagini98" text:anchor-type="as-char" svg:width="11.298cm" svg:height="8.763cm" draw:z-index="234"><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y="0.318cm" svg:width="11.301cm" svg:height="6.918cm" draw:z-index="93"><draw:text-box><text:p text:style-name="P32"><draw:frame draw:style-name="fr21" draw:name="immagini100" text:anchor-type="as-char" svg:width="11.298cm" svg:height="6.174cm" draw:z-index="235"><draw:image xlink:href="Pictures/10000000000004EC000001FB1D52E222.png" xlink:type="simple" xlink:show="embed" xlink:actuate="onLoad"/></draw:frame>Figura <text:sequence text:ref-name="refIllustration20" text:name="Illustration" text:formula="ooow:Illustration+1" style:num-format="1">21</text:sequence>: Esportazione in formato zip</text:p></draw:text-box></draw:frame></text:p>
      <text:list xml:id="list36346452"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text:soft-page-break/>documenti immutabili e, quindi, non cancellabili dall'applicazione, LogicalDOC elimina tutti i soli documenti non immutabili e non elimina la cartella.</text:p>
      <text:list xml:id="list36355809"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6336834" text:continue-numbering="true" text:style-name="Outline">
        <text:list-item>
          <text:list>
            <text:list-item>
              <text:h text:style-name="P46"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3" draw:name="Cornice23" text:anchor-type="paragraph" svg:y="0.543cm" svg:width="10.998cm" svg:height="7.915cm" draw:z-index="62"><draw:text-box><text:p text:style-name="P32"><draw:frame draw:style-name="fr16" draw:name="immagini56" text:anchor-type="as-char" svg:y="-0.088cm" svg:width="10.991cm" svg:height="7.264cm" draw:z-index="166"><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6345272"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6348833"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6"><draw:text-box><text:p text:style-name="P32"><draw:frame draw:style-name="fr16" draw:name="immagini92" text:anchor-type="as-char" svg:y="-0.141cm" svg:width="11.591cm" svg:height="3.355cm" draw:z-index="170"><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6355702"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6099812" text:style-name="L4">
        <text:list-item>
          <text:p text:style-name="P62"><text:span text:style-name="T21">cliccate sul pulsante in alto a sinistra (icona </text:span><text:span text:style-name="T19">2.13</text:span><text:span text:style-name="T21">)</text:span></text:p>
        </text:list-item>
        <text:list-item>
          <text:p text:style-name="P63">scegliete, attraverso il menù a tendina, una delle due opzioni di <text:tab/>acquisizione: </text:p>
          <text:list>
            <text:list-item>
              <text:list>
                <text:list-item>
                  <text:list>
                    <text:list-item>
                      <text:p text:style-name="P63">eliminare le precedenti scansioni e considerare solo quella <text:tab/>corrente e quelle successive</text:p>
                    </text:list-item>
                    <text:list-item>
                      <text:p text:style-name="P63">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63">premete OK</text:p>
        </text:list-item>
        <text:list-item>
          <text:p text:style-name="P63">LogicalDOC visualizza l'elenco degli scanner installati sul computer, <text:tab/>scegliete lo scanner e premete Seleziona</text:p>
        </text:list-item>
        <text:list-item>
          <text:p text:style-name="P63">a questo punto si apre il programma che usate solitamente per <text:tab/>comunicare ed eseguire operazioni con il vostro scanner; effettuate <text:tab/>la scansione</text:p>
        </text:list-item>
        <text:list-item>
          <text:p text:style-name="P62"><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62"><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63">scegliete il nome da assegnare al documento e la sua estensione <text:tab/>(JPG o TIFF).</text:p>
        </text:list-item>
        <text:list-item>
          <text:p text:style-name="P63">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63">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2"><draw:text-box><text:p text:style-name="P32"><draw:frame draw:style-name="fr16" draw:name="immagini31" text:anchor-type="as-char" svg:y="-0.141cm" svg:width="11.591cm" svg:height="7.99cm" draw:z-index="220"><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6346949" text:continue-list="list36355702"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61066621" text:style-name="L5">
        <text:list-item>
          <text:p text:style-name="P77">Checkout/Checkin documento (icone <text:span text:style-name="T18">3.13 </text:span>/ <text:span text:style-name="T18">3.14</text:span>)</text:p>
        </text:list-item>
        <text:list-item>
          <text:p text:style-name="P82">Modifica elemento (icona <text:span text:style-name="T18">3.5</text:span>) </text:p>
        </text:list-item>
        <text:list-item>
          <text:p text:style-name="P82">Incolla collegamento (icona <text:span text:style-name="T18">3.15</text:span>) </text:p>
        </text:list-item>
        <text:list-item>
          <text:p text:style-name="P82">Versioni (icona <text:span text:style-name="T18">3.16</text:span>)</text:p>
        </text:list-item>
        <text:list-item>
          <text:p text:style-name="P82">Documenti simili (icona <text:span text:style-name="T18">3.17</text:span>)</text:p>
        </text:list-item>
        <text:list-item>
          <text:p text:style-name="P82">Collegamenti (icona <text:span text:style-name="T18">2.10</text:span>)</text:p>
        </text:list-item>
        <text:list-item>
          <text:p text:style-name="P82">Discutere documento (icona <text:span text:style-name="T18">3.18</text:span>) </text:p>
        </text:list-item>
        <text:list-item>
          <text:p text:style-name="P82">Invia come e-mail (icona <text:span text:style-name="T18">3.19</text:span>) </text:p>
        </text:list-item>
        <text:list-item>
          <text:p text:style-name="P82">Invia download ticket (icona <text:span text:style-name="T18">3.20</text:span>) </text:p>
        </text:list-item>
        <text:list-item>
          <text:p text:style-name="P82">Info (icona <text:span text:style-name="T18">3.21</text:span>) </text:p>
        </text:list-item>
        <text:list-item>
          <text:p text:style-name="P78">Riepilogo (icona <text:span text:style-name="T18">3.22</text:span>) </text:p>
        </text:list-item>
        <text:list-item>
          <text:p text:style-name="P78">Firma (icona <text:span text:style-name="T18">3.24</text:span>) (solo edizione Enterprise)</text:p>
        </text:list-item>
        <text:list-item>
          <text:p text:style-name="P78">Converti in Pdf (icona <text:span text:style-name="T18">3.25</text:span>) (solo edizione Enterprise)</text:p>
        </text:list-item>
      </text:list>
      <text:list xml:id="list36357188" text:continue-list="list36346949" text:style-name="Outline">
        <text:list-item>
          <text:list>
            <text:list-item>
              <text:list>
                <text:list-item>
                  <text:h text:style-name="P48"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1" draw:name="immagini76" text:anchor-type="as-char" svg:width="11.298cm" svg:height="3.634cm" draw:z-index="178"><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633244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633494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8">2.10</text:span>. </text:p>
      <text:p text:style-name="Standard"/>
      <text:p text:style-name="Standard"><draw:frame draw:style-name="fr5" draw:name="Cornice38" text:anchor-type="paragraph" svg:y="0cm" svg:width="11.301cm" svg:height="4.556cm" draw:z-index="68"><draw:text-box><text:p text:style-name="P32"><draw:frame draw:style-name="fr21" draw:name="immagini75" text:anchor-type="as-char" svg:width="11.298cm" svg:height="3.891cm" draw:z-index="184"><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1" draw:name="immagini80" text:anchor-type="as-char" svg:width="11.298cm" svg:height="3.785cm" draw:z-index="212"><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6327374"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8"><draw:text-box><text:p text:style-name="P32"><draw:frame draw:style-name="fr21" draw:name="immagini81" text:anchor-type="as-char" svg:width="11.298cm" svg:height="3.653cm" draw:z-index="213"><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9"><draw:text-box><text:p text:style-name="P32"><draw:frame draw:style-name="fr21" draw:name="immagini65" text:anchor-type="as-char" svg:width="11.298cm" svg:height="8.908cm" draw:z-index="214"><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635732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1" draw:name="immagini84" text:anchor-type="as-char" svg:width="11.298cm" svg:height="3.942cm" draw:z-index="215"><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6339668"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1" draw:name="immagini83" text:anchor-type="as-char" svg:width="11.298cm" svg:height="5.006cm" draw:z-index="216"><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1" draw:name="immagini82" text:anchor-type="as-char" svg:width="11.298cm" svg:height="6.17cm" draw:z-index="217"><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6337072"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1" draw:name="immagini85" text:anchor-type="as-char" svg:width="11.298cm" svg:height="4.015cm" draw:z-index="218"><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6340145"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1"><draw:text-box><text:p text:style-name="P32"><draw:frame draw:style-name="fr21" draw:name="immagini79" text:anchor-type="as-char" svg:width="11.298cm" svg:height="6.828cm" draw:z-index="185"><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6351852"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0"><draw:text-box><text:p text:style-name="P32"><draw:frame draw:style-name="fr21" draw:name="immagini78" text:anchor-type="as-char" svg:width="11.298cm" svg:height="5.9cm" draw:z-index="219"><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6348584"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6355957" text:continue-numbering="true" text:style-name="Outline">
        <text:list-item>
          <text:list>
            <text:list-item>
              <text:h text:style-name="P46"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6340368" text:continue-numbering="true" text:style-name="Outline">
        <text:list-item>
          <text:list>
            <text:list-item>
              <text:h text:style-name="P46"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6353517" text:continue-numbering="true" text:style-name="Outline">
        <text:list-item>
          <text:list>
            <text:list-item>
              <text:h text:style-name="P46"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6342332" text:continue-numbering="true" text:style-name="Outline">
        <text:list-item>
          <text:list>
            <text:list-item>
              <text:list>
                <text:list-item>
                  <text:h text:style-name="P49"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1" draw:name="immagini58" text:anchor-type="as-char" svg:width="10.754cm" svg:height="5.909cm" draw:z-index="222"><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6328662" text:continue-numbering="true" text:style-name="Outline">
        <text:list-item>
          <text:list>
            <text:list-item>
              <text:list>
                <text:list-item>
                  <text:h text:style-name="P4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1" draw:name="immagini60" text:anchor-type="as-char" svg:width="10.661cm" svg:height="3.724cm" draw:z-index="221"><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6349578"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6357476"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6096419" text:style-name="L6">
        <text:list-item>
          <text:p text:style-name="P64">Cliccate su <text:span text:style-name="T2">start</text:span></text:p>
        </text:list-item>
        <text:list-item>
          <text:p text:style-name="P64">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1" draw:name="immagini69" text:anchor-type="as-char" svg:width="5.863cm" svg:height="9.754cm" draw:z-index="223"><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6336775" text:continue-numbering="true" text:style-name="L6">
        <text:list-item>
          <text:p text:style-name="P64">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1" draw:name="immagini72" text:anchor-type="as-char" svg:width="6.849cm" svg:height="6.475cm" draw:z-index="224"><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6351434" text:continue-numbering="true" text:style-name="L6">
        <text:list-item>
          <text:p text:style-name="P64">Viene visualizzato il wizard di Windows. Cliccate su <text:span text:style-name="T2">Avanti</text:span></text:p>
        </text:list-item>
        <text:list-item>
          <text:p text:style-name="P65">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1" draw:name="immagini68" text:anchor-type="as-char" svg:width="11.298cm" svg:height="8.954cm" draw:z-index="225"><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6352270" text:continue-numbering="true" text:style-name="L6">
        <text:list-item>
          <text:p text:style-name="P64">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1" draw:name="immagini73" text:anchor-type="as-char" svg:width="11.298cm" svg:height="9.391cm" draw:z-index="227"><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6327794" text:continue-numbering="true" text:style-name="L6">
        <text:list-item>
          <text:p text:style-name="P64">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1" draw:name="immagini74" text:anchor-type="as-char" svg:width="11.298cm" svg:height="8.971cm" draw:z-index="230"><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36342871" text:continue-numbering="true" text:style-name="L6">
        <text:list-item>
          <text:p text:style-name="P66">Vi viene richiesto di inserire un nome per la Web Folder. Scegliete <text:tab/>un nome a vostro piacimento, ad esempio LogicalDOC. Cliccate su <text:tab/><text:span text:style-name="T2">Fine</text:span>.</text:p>
        </text:list-item>
        <text:list-item>
          <text:p text:style-name="P59"><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1" draw:name="immagini71" text:anchor-type="as-char" svg:width="11.298cm" svg:height="9.483cm" draw:z-index="198"><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6337750" text:continue-list="list36357476"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6326512" text:continue-numbering="true" text:style-name="Outline">
        <text:list-item>
          <text:list>
            <text:list-item>
              <text:list>
                <text:list-item>
                  <text:h text:style-name="P47"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6102247" text:style-name="L7">
        <text:list-item>
          <text:p text:style-name="P79">cadaver http://&lt;servername&gt;/dav/&lt;username&gt;/Briefcase </text:p>
        </text:list-item>
        <text:list-item>
          <text:p text:style-name="P79">A questo punto vi verrà richiesto di fornire la username e la password. Se l'operazione di login ha avuto successo, verrà visualizzato il prompt del WebDAV.</text:p>
        </text:list-item>
        <text:list-item>
          <text:p text:style-name="P79"><text:soft-page-break/>Attraverso il comando <text:span text:style-name="T2">help</text:span> è possibile visualizzare tutti i comandi a tua disposizione. </text:p>
        </text:list-item>
      </text:list>
      <text:list xml:id="list36339259" text:continue-list="list36326512"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6125112" text:style-name="L8">
        <text:list-item>
          <text:p text:style-name="P80">davfs2-1.2.2-4.el5.rf.i386.rpm</text:p>
        </text:list-item>
        <text:list-item>
          <text:p text:style-name="P80">lwp-1.11-1.i386.rpm</text:p>
        </text:list-item>
        <text:list-item>
          <text:p text:style-name="P80">lwp-devel-1.11-1.i386.rpm</text:p>
        </text:list-item>
        <text:list-item>
          <text:p text:style-name="P80">rvm-1.9-1.i386.rpm</text:p>
        </text:list-item>
        <text:list-item>
          <text:p text:style-name="P80">rvm-devel-1.9-1.i386.rpm</text:p>
        </text:list-item>
        <text:list-item>
          <text:p text:style-name="P80">rvm-tools-1.9-1.i386.rpm</text:p>
        </text:list-item>
        <text:list-item>
          <text:p text:style-name="P80">ncurses-5.5-24.20060715.i386.rpm</text:p>
        </text:list-item>
        <text:list-item>
          <text:p text:style-name="P80">ncurses-devel-5.5-24.20060715.i386.rpm</text:p>
        </text:list-item>
        <text:list-item>
          <text:p text:style-name="P80">rpc2-1.21-1.i386.rpm</text:p>
        </text:list-item>
        <text:list-item>
          <text:p text:style-name="P80">rpc2-devel-1.21-1.i386.rpm</text:p>
        </text:list-item>
        <text:list-item>
          <text:p text:style-name="P80">neon-0.25.5-5.1.i386.rpm</text:p>
        </text:list-item>
        <text:list-item>
          <text:p text:style-name="P80">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6120556" text:style-name="L9">
        <text:list-item>
          <text:p text:style-name="P81">fuse-2.7.3.tgz</text:p>
        </text:list-item>
        <text:list-item>
          <text:p text:style-name="P81">coda-server-6.0.5-1.i386.rpm</text:p>
        </text:list-item>
        <text:list-item>
          <text:p text:style-name="P81">coda-client-6.0.5-1.i386.rpm</text:p>
        </text:list-item>
        <text:list-item>
          <text:p text:style-name="P81">coda-backup-6.0.5-1.i386.rpm</text:p>
        </text:list-item>
      </text:list>
      <text:p text:style-name="Text_20_body"/>
      <text:p text:style-name="P34">Questi non funzionano in alcuni dei sistemi che eseguono RHEL4 U4 &amp; U5 and RHEL5.</text:p>
      <text:p text:style-name="Text_20_body"/>
      <text:list xml:id="list36355075" text:continue-list="list36339259"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6352235"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6124168" text:style-name="L10">
        <text:list-item>
          <text:p text:style-name="P67">Manutenzione database (solo edizione Enterprise)</text:p>
        </text:list-item>
        <text:list-item>
          <text:p text:style-name="P67">Cartelle</text:p>
        </text:list-item>
        <text:list-item>
          <text:p text:style-name="P67">Logging</text:p>
        </text:list-item>
        <text:list-item>
          <text:p text:style-name="P67">Motore di ricerca</text:p>
        </text:list-item>
        <text:list-item>
          <text:p text:style-name="P67">SMTP</text:p>
        </text:list-item>
        <text:list-item>
          <text:p text:style-name="P67">GUI</text:p>
        </text:list-item>
        <text:list-item>
          <text:p text:style-name="P67">Parametri</text:p>
        </text:list-item>
      </text:list>
      <text:p text:style-name="Standard"/>
      <text:p text:style-name="Standard">Al secondo appartengono le pagine:</text:p>
      <text:list xml:id="list36105212" text:style-name="L11">
        <text:list-item>
          <text:p text:style-name="P68">Utenti</text:p>
        </text:list-item>
        <text:list-item>
          <text:p text:style-name="P68">Gruppi </text:p>
        </text:list-item>
        <text:list-item>
          <text:p text:style-name="P68">Sicurezza</text:p>
        </text:list-item>
        <text:list-item>
          <text:p text:style-name="P68">LDAP</text:p>
        </text:list-item>
      </text:list>
      <text:p text:style-name="Standard"/>
      <text:p text:style-name="Standard">Al di fuori di questi due gruppi di funzionalità, ci sono le pagine:</text:p>
      <text:list xml:id="list36121084" text:style-name="L12">
        <text:list-item>
          <text:p text:style-name="P69">Classi documentali</text:p>
        </text:list-item>
        <text:list-item>
          <text:p text:style-name="P69">E-mail accounts</text:p>
        </text:list-item>
        <text:list-item>
          <text:p text:style-name="P69">Operazioni pianificate</text:p>
        </text:list-item>
        <text:list-item>
          <text:p text:style-name="P69">Branding (solo edizione Enterprise)</text:p>
        </text:list-item>
        <text:list-item>
          <text:p text:style-name="P69">Import da cartelle (solo edizione Enterprise)</text:p>
        </text:list-item>
        <text:list-item>
          <text:p text:style-name="P69">Protocollo (solo edizione Enterprise)</text:p>
        </text:list-item>
      </text:list>
      <text:list xml:id="list36343914" text:continue-list="list36352235"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2"><draw:text-box><text:p text:style-name="P32"><draw:frame draw:style-name="fr21" draw:name="immagini86" text:anchor-type="as-char" svg:width="11.298cm" svg:height="3.417cm" draw:z-index="228"><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p>
      <text:p text:style-name="Standard">Questa funzionalità viene fornita all'amministratore perché in LogicalDOC la cancellazione di un documento è solo un'operazione logica, che non <text:soft-page-break/>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3"><draw:text-box><text:p text:style-name="P32"><draw:frame draw:style-name="fr21" draw:name="immagini87" text:anchor-type="as-char" svg:width="11.298cm" svg:height="4.42cm" draw:z-index="233"><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6347008"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6114023" text:style-name="L13">
        <text:list-item>
          <text:p text:style-name="P70">la pagina di ingresso da visualizzare dopo il Login dell'utente</text:p>
        </text:list-item>
        <text:list-item>
          <text:p text:style-name="P70">la tipologia di visualizzazione dell'elenco dei documenti</text:p>
        </text:list-item>
        <text:list-item>
          <text:p text:style-name="P70">la tipologia di visualizzazione in seguito ad una ricerca di documenti</text:p>
        </text:list-item>
        <text:list-item>
          <text:p text:style-name="P70">la dimensione dell'immagine di un documento visualizzabile quando <text:tab/>viene scelta la visualizzazione dei documenti a icone</text:p>
        </text:list-item>
        <text:list-item>
          <text:p text:style-name="P70">il numero di documenti da visualizzare per ogni pagina di elenco</text:p>
        </text:list-item>
      </text:list>
      <text:p text:style-name="Standard"><draw:frame draw:style-name="fr5" draw:name="Cornice45" text:anchor-type="paragraph" svg:y="0.328cm" svg:width="11.301cm" svg:height="4.741cm" draw:z-index="144"><draw:text-box><text:p text:style-name="P32"><draw:frame draw:style-name="fr21" draw:name="immagini89" text:anchor-type="as-char" svg:width="11.298cm" svg:height="4.076cm" draw:z-index="229"><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soft-page-break/></text:p>
      <text:list xml:id="list36342064" text:continue-list="list36347008"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6113426" text:style-name="L14">
        <text:list-item>
          <text:p text:style-name="P71">l'HSQLDialect di Hibernate</text:p>
        </text:list-item>
        <text:list-item>
          <text:p text:style-name="P71">il driver jdbc</text:p>
        </text:list-item>
        <text:list-item>
          <text:p text:style-name="P71">l'url jdbc</text:p>
        </text:list-item>
        <text:list-item>
          <text:p text:style-name="P71">username e password di jdbc</text:p>
        </text:list-item>
        <text:list-item>
          <text:p text:style-name="P71">la query di validazione di jdbc</text:p>
        </text:list-item>
        <text:list-item>
          <text:p text:style-name="P71">il valore di soglia di risoluzione dell'OCR</text:p>
        </text:list-item>
        <text:list-item>
          <text:p text:style-name="P71">il valore di soglia sul testo dell'OCR</text:p>
        </text:list-item>
        <text:list-item>
          <text:p text:style-name="P71">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71">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71">il numero della porta sul server su cui va in ascolto il servizio di <text:tab/>Open Office per convertire un documento in formato Pdf.</text:p>
        </text:list-item>
        <text:list-item>
          <text:p text:style-name="P71">la dimensione minima e massima di una etichetta</text:p>
        </text:list-item>
        <text:list-item>
          <text:p text:style-name="P71">la durata di validità di un ticket di download</text:p>
        </text:list-item>
      </text:list>
      <text:p text:style-name="Standard"/>
      <text:p text:style-name="P10"><draw:frame draw:style-name="fr3" draw:name="Cornice46" text:anchor-type="paragraph" svg:y="0.45cm" svg:width="10.998cm" svg:height="10.183cm" draw:z-index="145"><draw:text-box><text:p text:style-name="P32"><draw:frame draw:style-name="fr23" draw:name="immagini90" text:anchor-type="as-char" svg:y="-0.236cm" svg:width="11cm" svg:height="9.606cm" draw:z-index="231"><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6347738" text:continue-list="list36342064"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1" draw:name="immagini16" text:anchor-type="as-char" svg:width="11cm" svg:height="3.711cm" draw:z-index="232"><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6330553"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6107776" text:style-name="WW8Num3">
        <text:list-item>
          <text:p text:style-name="P54"><text:soft-page-break/>nome utente</text:p>
        </text:list-item>
        <text:list-item>
          <text:p text:style-name="P54">nome</text:p>
        </text:list-item>
        <text:list-item>
          <text:p text:style-name="P54">cognome</text:p>
        </text:list-item>
        <text:list-item>
          <text:p text:style-name="P54">lingua</text:p>
        </text:list-item>
        <text:list-item>
          <text:p text:style-name="P54">e-mail</text:p>
        </text:list-item>
        <text:list-item>
          <text:p text:style-name="P54">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3" draw:name="immagini18" text:anchor-type="as-char" svg:y="-0.236cm" svg:width="11cm" svg:height="8.199cm" draw:z-index="158"><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7"><draw:text-box><text:p text:style-name="P32"><draw:frame draw:style-name="fr16" draw:name="immagini70" text:anchor-type="as-char" svg:y="-2.76cm" svg:width="11.414cm" svg:height="4.523cm" draw:z-index="161"><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6350948" text:continue-list="list36330553"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6330941"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6342647"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6" draw:name="immagini23" text:anchor-type="as-char" svg:y="-2.76cm" svg:width="10.998cm" svg:height="3.635cm" draw:z-index="167"><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7"><draw:text-box fo:min-height="5.218cm"><text:p text:style-name="Illustration"><draw:frame draw:style-name="fr24"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6341614"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6093885" text:style-name="L15">
        <text:list-item>
          <text:p text:style-name="P72"><text:span text:style-name="T2">Nascosto</text:span>: il campo non viene visualizzato dagli utenti appartenenti al gruppo.</text:p>
        </text:list-item>
        <text:list-item>
          <text:p text:style-name="P72"><text:span text:style-name="T2">Sola lettura</text:span>: il valore del campo non può essere modificato dagli utenti appartenenti al gruppo. </text:p>
        </text:list-item>
        <text:list-item>
          <text:p text:style-name="P72"><text:span text:style-name="T2">Obbligatorio</text:span>: il campo deve essere valorizzato per il corretto completamento della procedura di salvataggio.</text:p>
          <text:list>
            <text:list-header>
              <text:p text:style-name="P75"><text:soft-page-break/></text:p>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6329346" text:continue-numbering="true" text:style-name="L15">
        <text:list-item>
          <text:list>
            <text:list-item>
              <text:list>
                <text:list-header>
                  <text:p text:style-name="P75"/>
                </text:list-header>
              </text:list>
            </text:list-item>
          </text:list>
        </text:list-item>
      </text:list>
      <text:p text:style-name="Standard"><draw:frame draw:style-name="fr5" draw:name="Cornice6" text:anchor-type="paragraph" svg:y="0cm" svg:width="11.301cm" svg:height="8.998cm" draw:z-index="84"><draw:text-box><text:p text:style-name="P32"><draw:frame draw:style-name="fr21" draw:name="immagini24" text:anchor-type="as-char" svg:width="11.298cm" svg:height="8.414cm" draw:z-index="168"><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6332063" text:continue-list="list36341614"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7"><draw:text-box><text:p text:style-name="P32"><draw:frame draw:style-name="fr21" draw:name="immagini64" text:anchor-type="as-char" svg:width="12.839cm" svg:height="5.777cm" draw:z-index="175"><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5" draw:name="Cornice57" text:anchor-type="paragraph" svg:y="0.43cm" svg:width="11.301cm" svg:height="3.066cm" draw:z-index="136"><draw:text-box><text:p text:style-name="P32"><draw:frame draw:style-name="fr21" draw:name="immagini51" text:anchor-type="as-char" svg:width="11.299cm" svg:height="2.503cm" draw:z-index="169"><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6355729"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6099699" text:style-name="L16">
        <text:list-item>
          <text:p text:style-name="P73">URL (comprensivo del numero di porta per poter accedere al <text:tab/>sistema di autenticazione)</text:p>
        </text:list-item>
        <text:list-item>
          <text:p text:style-name="P73">Username</text:p>
        </text:list-item>
        <text:list-item>
          <text:p text:style-name="P73">Password</text:p>
        </text:list-item>
        <text:list-item>
          <text:p text:style-name="P73">Nome del dominio</text:p>
        </text:list-item>
        <text:list-item>
          <text:p text:style-name="P73">DN, dove poter inserire la OU dove si trovano gli utenti, ad esempio <text:tab/>OU=Utenti,DC=dominio,DC=dom </text:p>
        </text:list-item>
      </text:list>
      <text:p text:style-name="Standard"><draw:frame draw:style-name="fr5" draw:name="Cornice67" text:anchor-type="paragraph" svg:y="0.43cm" svg:width="11.301cm" svg:height="7.198cm" draw:z-index="147"><draw:text-box><text:p text:style-name="P32"><draw:frame draw:style-name="fr21" draw:name="immagini93" text:anchor-type="as-char" svg:width="11.299cm" svg:height="6.477cm" draw:z-index="226"><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6351638" text:continue-list="list36355729"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1" draw:name="immagini61" text:anchor-type="as-char" svg:width="11.298cm" svg:height="3.147cm" draw:z-index="188"><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1" draw:name="immagini62" text:anchor-type="as-char" svg:width="10.832cm" svg:height="3.454cm" draw:z-index="159"><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6348121"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6326607"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1" draw:name="immagini28" text:anchor-type="as-char" svg:width="11.298cm" svg:height="3.454cm" draw:z-index="177"><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1" draw:name="immagini30" text:anchor-type="as-char" svg:width="11.471cm" svg:height="6.271cm" draw:z-index="179"><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6097898" text:style-name="WW8Num4">
        <text:list-item>
          <text:p text:style-name="P55"><text:span text:style-name="T2">Tipi consentiti</text:span> contiene un elenco di estensioni separate da virgola che definisce i soli tipi di allegati che possono essere scaricati</text:p>
        </text:list-item>
        <text:list-item>
          <text:p text:style-name="P55"><text:span text:style-name="T2">Lingua</text:span> imposta la lingua con cui verranno analizzati i testi dei messaggi</text:p>
        </text:list-item>
        <text:list-item>
          <text:p text:style-name="P55"><text:span text:style-name="T2">Cartella destinazione</text:span> è la cartella in cui i messaggi ed i relativi allegati verranno salvati come documenti.</text:p>
          <text:p text:style-name="P55"><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y="0cm" svg:width="11.301cm" svg:height="4.205cm" draw:z-index="87"><draw:text-box><text:p text:style-name="P32"><draw:frame draw:style-name="fr21" draw:name="immagini67" text:anchor-type="as-char" svg:width="11.298cm" svg:height="3.54cm" draw:z-index="181"><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6349114" text:continue-list="list36326607"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6347603"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1" draw:name="immagini40" text:anchor-type="as-char" svg:width="12.303cm" svg:height="4.433cm" draw:z-index="121"><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6125101" text:style-name="WW8Num7">
        <text:list-item>
          <text:p text:style-name="P56">Il nome dell'operazione</text:p>
        </text:list-item>
        <text:list-item>
          <text:p text:style-name="P56">L'istante di ultima esecuzione</text:p>
        </text:list-item>
        <text:list-item>
          <text:p text:style-name="P56"><text:soft-page-break/>L'istante in cui tornerà ad essere eseguita</text:p>
        </text:list-item>
        <text:list-item>
          <text:p text:style-name="P56">L'indicazione compatta della pianificazione(cliccabile per la modifica)</text:p>
        </text:list-item>
        <text:list-item>
          <text:p text:style-name="P56">L'indicazione di abilitazione(cliccabile per la modifica)</text:p>
        </text:list-item>
        <text:list-item>
          <text:p text:style-name="P56">L'indicazione dello stato di avanzamento(cliccabile per l'esecuzione)</text:p>
        </text:list-item>
        <text:list-item>
          <text:p text:style-name="P56">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6351154" text:continue-list="list36347603"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1" draw:name="immagini45" text:anchor-type="as-char" svg:width="12.405cm" svg:height="5.472cm" draw:z-index="106"><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6326196"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6348544"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8"><draw:text-box><text:p text:style-name="P32"><draw:frame draw:style-name="fr21" draw:name="immagini63" text:anchor-type="as-char" svg:width="11.298cm" svg:height="3.306cm" draw:z-index="202"><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6349082"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t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1"><draw:text-box><text:p text:style-name="P32"><draw:frame draw:style-name="fr22" draw:name="immagini121" text:anchor-type="as-char" svg:width="11.758cm" svg:height="4.648cm" draw:z-index="204"><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6333212"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9"><draw:text-box><text:p text:style-name="P32"><draw:frame draw:style-name="fr21" draw:name="immagini36" text:anchor-type="as-char" svg:width="11.769cm" svg:height="7.295cm" draw:z-index="186"><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6097179" text:style-name="WW8Num5">
        <text:list-item>
          <text:p text:style-name="P57">Percorso sul computer remoto</text:p>
        </text:list-item>
        <text:list-item>
          <text:p text:style-name="P57">Username (opzionale)</text:p>
        </text:list-item>
        <text:list-item>
          <text:p text:style-name="P57">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6333385" text:continue-list="list36115119" text:style-name="WW8Num6">
        <text:list-item>
          <text:p text:style-name="P53">Le estensioni consentite(separate da virgola)</text:p>
        </text:list-item>
        <text:list-item>
          <text:p text:style-name="P53">La lingua in cui verranno importati i documenti</text:p>
        </text:list-item>
        <text:list-item>
          <text:p text:style-name="P53">Il livello di profondità</text:p>
        </text:list-item>
        <text:list-item>
          <text:p text:style-name="P53">La dimensione massima dei file</text:p>
        </text:list-item>
        <text:list-item>
          <text:p text:style-name="P53">L'estrazione delle parole chiave dai documenti</text:p>
        </text:list-item>
        <text:list-item>
          <text:p text:style-name="P53">La classe documentale dei documenti importati</text:p>
        </text:list-item>
        <text:list-item>
          <text:p text:style-name="P53">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6336370" text:continue-list="list36333212"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50"><draw:text-box><text:p text:style-name="P32"><draw:frame draw:style-name="fr21" draw:name="immagini66" text:anchor-type="as-char" svg:width="11.298cm" svg:height="3.147cm" draw:z-index="187"><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3"><draw:text-box><text:p text:style-name="P32"><draw:frame draw:style-name="fr21" draw:name="immagini122" text:anchor-type="as-char" svg:width="11.298cm" svg:height="6.879cm" draw:z-index="191"><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10"><draw:text-box fo:min-height="0.459cm"><text:p text:style-name="MP3"><text:page-number text:select-page="current">12</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anuale dell'Utente</dc:title>
    <meta:initial-creator>Marco Meschieri</meta:initial-creator>
    <meta:creation-date>2008-10-06T11:20:53</meta:creation-date>
    <dc:creator>Marco Meschieri</dc:creator>
    <dc:date>2009-05-29T16:23:43.91</dc:date>
    <meta:editing-cycles>629</meta:editing-cycles>
    <meta:editing-duration>PT133H25M18S</meta:editing-duration>
    <meta:document-statistic meta:table-count="4" meta:image-count="122" meta:object-count="0" meta:page-count="54" meta:paragraph-count="755" meta:word-count="10969" meta:character-count="7450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